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46mm" fo:break-before="auto" style:use-optimal-row-height="true"/>
    </style:style>
    <style:style style:name="ro3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6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29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9/ZzdI59bROUV1cHKqn0m9jrBj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2mm" table:end-y="4.42mm" draw:z-index="0" draw:style-name="gr3" draw:text-style-name="P3" svg:width="35.11mm" svg:height="9.16mm" svg:x="0mm" svg:y="0.55mm" draw:control="control1"/>
            <draw:control table:end-cell-address="Aide.B3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3">
            <draw:control table:end-cell-address="Aide.B7" table:end-x="12.18mm" table:end-y="3.25mm" draw:z-index="1" draw:style-name="gr3" draw:text-style-name="P3" svg:width="34.77mm" svg:height="10.16mm" svg:x="0mm" svg:y="3.68mm" draw:control="control2"/>
            <draw:control table:end-cell-address="Aide.B7" table:end-x="12.18mm" table:end-y="3.25mm" draw:z-index="4" draw:style-name="gr3" draw:text-style-name="P3" svg:width="34.77mm" svg:height="10.18mm" svg:x="0mm" svg:y="3.66mm" draw:control="control4"/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tion scientifique" table:style-name="ta1" table:protected="true" table:protection-key="9/ZzdI59bROUV1cHKqn0m9jrBj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6mm" draw:control="control5"/>
          <draw:control draw:z-index="1" draw:style-name="gr3" draw:text-style-name="P3" svg:width="64.97mm" svg:height="20mm" svg:x="135.12mm" svg:y="166mm" draw:control="control6"/>
        </table:shapes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6" table:default-cell-style-name="ce44"/>
        <table:table-column table:style-name="co7" table:default-cell-style-name="ce44"/>
        <table:table-column table:style-name="co2" table:default-cell-style-name="ce44"/>
        <table:table-column table:style-name="co8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9" table:default-cell-style-name="ce44"/>
        <table:table-column table:style-name="co7" table:default-cell-style-name="ce44"/>
        <table:table-column table:style-name="co1" table:number-columns-repeated="1010" table:default-cell-style-name="ce44"/>
        <table:table-row table:style-name="ro3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26"/>
          <table:covered-table-cell table:number-columns-repeated="5" table:style-name="ce63"/>
          <table:table-cell table:style-name="ce63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150" office:value-type="string" calcext:value-type="string" table:number-columns-spanned="10" table:number-rows-spanned="1">
            <text:p>Nouveau test : Crt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63"/>
          <table:table-cell table:style-name="ce63" table:number-columns-repeated="2"/>
          <table:covered-table-cell table:number-columns-repeated="2" table:style-name="ce63"/>
          <table:table-cell table:style-name="ce28"/>
          <table:table-cell table:number-columns-repeated="1009"/>
        </table:table-row>
        <table:table-row table:style-name="ro3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63" office:value-type="string" calcext:value-type="string">
            <text:p>V/F</text:p>
          </table:table-cell>
          <table:table-cell table:style-name="ce63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63" office:value-type="string" calcext:value-type="string">
            <text:p>V/F</text:p>
          </table:table-cell>
          <table:table-cell table:style-name="ce63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8,3ᴇ81" calcext:value-type="string">
            <text:p>8,3ᴇ81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3ᴇ100" calcext:value-type="string">
            <text:p>0,3ᴇ100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8,53ᴇ(-45)" calcext:value-type="string">
            <text:p>98,53ᴇ(-45)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000363ᴇ(-66)" calcext:value-type="string">
            <text:p>0,000363ᴇ(-66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21,05ᴇ92" calcext:value-type="string">
            <text:p>21,05ᴇ92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024ᴇ25" calcext:value-type="string">
            <text:p>0,024ᴇ25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7,69ᴇ93" calcext:value-type="string">
            <text:p>7,69ᴇ93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9,47ᴇ62" calcext:value-type="string">
            <text:p>9,47ᴇ62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245ᴇ36" calcext:value-type="string">
            <text:p>245ᴇ36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205ᴇ74" calcext:value-type="string">
            <text:p>0,0205ᴇ74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8,55ᴇ(-36)" calcext:value-type="string">
            <text:p>8,55ᴇ(-36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21,6ᴇ70" calcext:value-type="string">
            <text:p>21,6ᴇ70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39800ᴇ43" calcext:value-type="string">
            <text:p>39800ᴇ43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723ᴇ24" calcext:value-type="string">
            <text:p>0,723ᴇ24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434ᴇ67" calcext:value-type="string">
            <text:p>434ᴇ67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492ᴇ82" calcext:value-type="string">
            <text:p>0,492ᴇ82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99,6ᴇ(-24)" calcext:value-type="string">
            <text:p>99,6ᴇ(-24)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7,54ᴇ(-75)" calcext:value-type="string">
            <text:p>7,54ᴇ(-75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11,23ᴇ40" calcext:value-type="string">
            <text:p>11,23ᴇ40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000566ᴇ(-56)" calcext:value-type="string">
            <text:p>0,000566ᴇ(-56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3">
          <table:table-cell table:style-name="ce16" table:number-columns-repeated="3"/>
          <table:table-cell table:number-columns-repeated="2"/>
          <table:table-cell table:style-name="ce16" table:number-columns-repeated="9"/>
          <table:table-cell table:style-name="ce56"/>
          <table:table-cell table:number-columns-repeated="1009"/>
        </table:table-row>
        <table:table-row table:style-name="ro3">
          <table:table-cell table:style-name="ce16" table:number-columns-repeated="3"/>
          <table:table-cell table:number-columns-repeated="2"/>
          <table:table-cell table:style-name="ce47" table:number-columns-repeated="9"/>
          <table:table-cell table:number-columns-repeated="1010"/>
        </table:table-row>
        <table:table-row table:style-name="ro3">
          <table:table-cell table:style-name="ce16" table:number-columns-repeated="3"/>
          <table:table-cell table:number-columns-repeated="1021"/>
        </table:table-row>
        <table:table-row table:style-name="ro3">
          <table:table-cell table:style-name="ce16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3" table:number-rows-repeated="7">
          <table:table-cell table:style-name="ce16" table:number-columns-repeated="3"/>
          <table:table-cell table:number-columns-repeated="1021"/>
        </table:table-row>
        <table:table-row table:style-name="ro3">
          <table:table-cell table:style-name="ce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63">
          <table:table-cell table:style-name="ce16" table:number-columns-repeated="3"/>
          <table:table-cell table:number-columns-repeated="102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6:'Notation scientifique'.G6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7:'Notation scientifique'.G7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8:'Notation scientifique'.G8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9:'Notation scientifique'.G9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0:'Notation scientifique'.G10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1:'Notation scientifique'.G11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2:'Notation scientifique'.G12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3:'Notation scientifique'.G13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6:'Notation scientifique'.F6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7:'Notation scientifique'.F7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8:'Notation scientifique'.F8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9:'Notation scientifique'.F9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0:'Notation scientifique'.F10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1:'Notation scientifique'.F11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2:'Notation scientifique'.F12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3:'Notation scientifique'.F13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N4:'Notation scientifique'.N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N5:'Notation scientifique'.N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N6:'Notation scientifique'.N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N7:'Notation scientifique'.N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N8:'Notation scientifique'.N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N9:'Notation scientifique'.N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N10:'Notation scientifique'.N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N11:'Notation scientifique'.N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N12:'Notation scientifique'.N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N13:'Notation scientifique'.N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M4:'Notation scientifique'.M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M5:'Notation scientifique'.M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M6:'Notation scientifique'.M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M7:'Notation scientifique'.M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M8:'Notation scientifique'.M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M9:'Notation scientifique'.M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M10:'Notation scientifique'.M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M11:'Notation scientifique'.M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M12:'Notation scientifique'.M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M13:'Notation scientifique'.M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</calcext:conditional-formats>
      </table:table>
      <table:table table:name="Données" table:style-name="ta1" table:protected="true" table:protection-key="9/ZzdI59bROUV1cHKqn0m9jrBjA=" table:protection-key-digest-algorithm="http://www.w3.org/2000/09/xmldsig#sha1" table:print="false">
        <loext:table-protection loext:select-protected-cells="true" loext:select-unprotected-cells="tru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1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05"/>
          <table:covered-table-cell table:number-columns-repeated="4" table:style-name="ce119"/>
          <table:covered-table-cell table:number-columns-repeated="5" table:style-name="ce329"/>
          <table:table-cell table:style-name="ce329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1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1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1">
          <table:table-cell table:style-name="ce48" table:formula="of:=RANDBETWEEN(1;1000000)" office:value-type="float" office:value="172038" calcext:value-type="float">
            <text:p>172038</text:p>
          </table:table-cell>
          <table:table-cell table:style-name="ce93" table:formula="of:=IF(RANDBETWEEN(1;10)&lt;5;RANDBETWEEN(1;999)*10^(RANDBETWEEN(-2;2));RANDBETWEEN(1;99)+RANDBETWEEN(1;99)*10^-2)" office:value-type="float" office:value="8.55" calcext:value-type="float">
            <text:p>9</text:p>
          </table:table-cell>
          <table:table-cell table:style-name="ce104" table:formula="of:=IF(RANDBETWEEN(1;10)&lt;5;-1;1)*RANDBETWEEN(1;100)" office:value-type="float" office:value="-36" calcext:value-type="float">
            <text:p>-36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8,55ᴇ(-36)" calcext:value-type="string">
            <text:p>8,55ᴇ(-36)</text:p>
          </table:table-cell>
          <table:table-cell table:style-name="ce152" table:formula="of:=[.B4]*10^[.C4]" office:value-type="float" office:value="8.55E-036" calcext:value-type="float">
            <text:p>8,55E-36</text:p>
          </table:table-cell>
          <table:table-cell table:style-name="ce174" table:formula="of:=RANK([.A4];[.$A$4:.$A$13];0)" office:value-type="float" office:value="6" calcext:value-type="float">
            <text:p>6</text:p>
          </table:table-cell>
          <table:table-cell table:style-name="ce218" table:formula="of:=RANDBETWEEN(1;1000000)" office:value-type="float" office:value="214033" calcext:value-type="float">
            <text:p>214033</text:p>
          </table:table-cell>
          <table:table-cell table:style-name="ce236" table:formula="of:=RANDBETWEEN(1;1000)*10^(-RANDBETWEEN(1;6))" office:value-type="float" office:value="0.000566" calcext:value-type="float">
            <text:p>0,000566</text:p>
          </table:table-cell>
          <table:table-cell table:style-name="ce238" table:formula="of:=IF(RANDBETWEEN(1;10)&lt;5;-1;1)*RANDBETWEEN(1;100)" office:value-type="float" office:value="-56" calcext:value-type="float">
            <text:p>-56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566ᴇ(-56)" calcext:value-type="string">
            <text:p>0,000566ᴇ(-56)</text:p>
          </table:table-cell>
          <table:table-cell table:style-name="ce267" table:formula="of:=[.H4]*10^[.I4]" office:value-type="float" office:value="5.66E-060" calcext:value-type="float">
            <text:p>5,66E-60</text:p>
          </table:table-cell>
          <table:table-cell table:style-name="ce286" table:formula="of:=RANK([.G4];[.$G$4:.$G$13];0)" office:value-type="float" office:value="8" calcext:value-type="float">
            <text:p>8</text:p>
          </table:table-cell>
          <table:table-cell table:style-name="ce296"/>
          <table:table-cell table:number-columns-repeated="1011"/>
        </table:table-row>
        <table:table-row table:style-name="ro1">
          <table:table-cell table:style-name="ce49" table:formula="of:=RANDBETWEEN(1;1000000)" office:value-type="float" office:value="609653" calcext:value-type="float">
            <text:p>609653</text:p>
          </table:table-cell>
          <table:table-cell table:style-name="ce94" table:formula="of:=IF(RANDBETWEEN(1;10)&lt;5;RANDBETWEEN(1;999)*10^(RANDBETWEEN(-2;2));RANDBETWEEN(1;99)+RANDBETWEEN(1;99)*10^-2)" office:value-type="float" office:value="39800" calcext:value-type="float">
            <text:p>39 800</text:p>
          </table:table-cell>
          <table:table-cell table:style-name="ce105" table:formula="of:=IF(RANDBETWEEN(1;10)&lt;5;-1;1)*RANDBETWEEN(1;100)" office:value-type="float" office:value="43" calcext:value-type="float">
            <text:p>43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39800ᴇ43" calcext:value-type="string">
            <text:p>39800ᴇ43</text:p>
          </table:table-cell>
          <table:table-cell table:style-name="ce154" table:formula="of:=[.B5]*10^[.C5]" office:value-type="float" office:value="3.98E+047" calcext:value-type="float">
            <text:p>3,98E+047</text:p>
          </table:table-cell>
          <table:table-cell table:style-name="ce190" table:formula="of:=RANK([.A5];[.$A$4:.$A$13];0)" office:value-type="float" office:value="5" calcext:value-type="float">
            <text:p>5</text:p>
          </table:table-cell>
          <table:table-cell table:style-name="ce219" table:formula="of:=RANDBETWEEN(1;1000000)" office:value-type="float" office:value="719181" calcext:value-type="float">
            <text:p>719181</text:p>
          </table:table-cell>
          <table:table-cell table:style-name="ce236" table:formula="of:=RANDBETWEEN(1;1000)*10^(-RANDBETWEEN(1;6))" office:value-type="float" office:value="0.0205" calcext:value-type="float">
            <text:p>0,0205</text:p>
          </table:table-cell>
          <table:table-cell table:style-name="ce240" table:formula="of:=IF(RANDBETWEEN(1;10)&lt;5;-1;1)*RANDBETWEEN(1;100)" office:value-type="float" office:value="74" calcext:value-type="float">
            <text:p>74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0,0205ᴇ74" calcext:value-type="string">
            <text:p>0,0205ᴇ74</text:p>
          </table:table-cell>
          <table:table-cell table:style-name="ce272" table:formula="of:=[.H5]*10^[.I5]" office:value-type="float" office:value="2.05E+072" calcext:value-type="float">
            <text:p>2,05E+072</text:p>
          </table:table-cell>
          <table:table-cell table:style-name="ce287" table:formula="of:=RANK([.G5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50" table:formula="of:=RANDBETWEEN(1;1000000)" office:value-type="float" office:value="17125" calcext:value-type="float">
            <text:p>17125</text:p>
          </table:table-cell>
          <table:table-cell table:style-name="ce95" table:formula="of:=IF(RANDBETWEEN(1;10)&lt;5;RANDBETWEEN(1;999)*10^(RANDBETWEEN(-2;2));RANDBETWEEN(1;99)+RANDBETWEEN(1;99)*10^-2)" office:value-type="float" office:value="434" calcext:value-type="float">
            <text:p>434</text:p>
          </table:table-cell>
          <table:table-cell table:style-name="ce106" table:formula="of:=IF(RANDBETWEEN(1;10)&lt;5;-1;1)*RANDBETWEEN(1;100)" office:value-type="float" office:value="67" calcext:value-type="float">
            <text:p>67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434ᴇ67" calcext:value-type="string">
            <text:p>434ᴇ67</text:p>
          </table:table-cell>
          <table:table-cell table:style-name="ce156" table:formula="of:=[.B6]*10^[.C6]" office:value-type="float" office:value="4.34E+069" calcext:value-type="float">
            <text:p>4,34E+069</text:p>
          </table:table-cell>
          <table:table-cell table:style-name="ce191" table:formula="of:=RANK([.A6];[.$A$4:.$A$13];0)" office:value-type="float" office:value="9" calcext:value-type="float">
            <text:p>9</text:p>
          </table:table-cell>
          <table:table-cell table:style-name="ce220" table:formula="of:=RANDBETWEEN(1;1000000)" office:value-type="float" office:value="11478" calcext:value-type="float">
            <text:p>11478</text:p>
          </table:table-cell>
          <table:table-cell table:style-name="ce236" table:formula="of:=RANDBETWEEN(1;1000)*10^(-RANDBETWEEN(1;6))" office:value-type="float" office:value="7.54" calcext:value-type="float">
            <text:p>7,54</text:p>
          </table:table-cell>
          <table:table-cell table:style-name="ce241" table:formula="of:=IF(RANDBETWEEN(1;10)&lt;5;-1;1)*RANDBETWEEN(1;100)" office:value-type="float" office:value="-75" calcext:value-type="float">
            <text:p>-75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7,54ᴇ(-75)" calcext:value-type="string">
            <text:p>7,54ᴇ(-75)</text:p>
          </table:table-cell>
          <table:table-cell table:style-name="ce273" table:formula="of:=[.H6]*10^[.I6]" office:value-type="float" office:value="7.54E-075" calcext:value-type="float">
            <text:p>7,54E-75</text:p>
          </table:table-cell>
          <table:table-cell table:style-name="ce288" table:formula="of:=RANK([.G6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53" table:formula="of:=RANDBETWEEN(1;1000000)" office:value-type="float" office:value="77504" calcext:value-type="float">
            <text:p>77504</text:p>
          </table:table-cell>
          <table:table-cell table:style-name="ce96" table:formula="of:=IF(RANDBETWEEN(1;10)&lt;5;RANDBETWEEN(1;999)*10^(RANDBETWEEN(-2;2));RANDBETWEEN(1;99)+RANDBETWEEN(1;99)*10^-2)" office:value-type="float" office:value="99.6" calcext:value-type="float">
            <text:p>100</text:p>
          </table:table-cell>
          <table:table-cell table:style-name="ce107" table:formula="of:=IF(RANDBETWEEN(1;10)&lt;5;-1;1)*RANDBETWEEN(1;100)" office:value-type="float" office:value="-24" calcext:value-type="float">
            <text:p>-24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99,6ᴇ(-24)" calcext:value-type="string">
            <text:p>99,6ᴇ(-24)</text:p>
          </table:table-cell>
          <table:table-cell table:style-name="ce157" table:formula="of:=[.B7]*10^[.C7]" office:value-type="float" office:value="9.96E-023" calcext:value-type="float">
            <text:p>9,96E-23</text:p>
          </table:table-cell>
          <table:table-cell table:style-name="ce194" table:formula="of:=RANK([.A7];[.$A$4:.$A$13];0)" office:value-type="float" office:value="8" calcext:value-type="float">
            <text:p>8</text:p>
          </table:table-cell>
          <table:table-cell table:style-name="ce222" table:formula="of:=RANDBETWEEN(1;1000000)" office:value-type="float" office:value="527513" calcext:value-type="float">
            <text:p>527513</text:p>
          </table:table-cell>
          <table:table-cell table:style-name="ce236" table:formula="of:=RANDBETWEEN(1;1000)*10^(-RANDBETWEEN(1;6))" office:value-type="float" office:value="0.000363" calcext:value-type="float">
            <text:p>0,000363</text:p>
          </table:table-cell>
          <table:table-cell table:style-name="ce245" table:formula="of:=IF(RANDBETWEEN(1;10)&lt;5;-1;1)*RANDBETWEEN(1;100)" office:value-type="float" office:value="-66" calcext:value-type="float">
            <text:p>-66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00363ᴇ(-66)" calcext:value-type="string">
            <text:p>0,000363ᴇ(-66)</text:p>
          </table:table-cell>
          <table:table-cell table:style-name="ce274" table:formula="of:=[.H7]*10^[.I7]" office:value-type="float" office:value="3.63E-070" calcext:value-type="float">
            <text:p>3,63E-70</text:p>
          </table:table-cell>
          <table:table-cell table:style-name="ce289" table:formula="of:=RANK([.G7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57" table:formula="of:=RANDBETWEEN(1;1000000)" office:value-type="float" office:value="135738" calcext:value-type="float">
            <text:p>135738</text:p>
          </table:table-cell>
          <table:table-cell table:style-name="ce97" table:formula="of:=IF(RANDBETWEEN(1;10)&lt;5;RANDBETWEEN(1;999)*10^(RANDBETWEEN(-2;2));RANDBETWEEN(1;99)+RANDBETWEEN(1;99)*10^-2)" office:value-type="float" office:value="98.53" calcext:value-type="float">
            <text:p>99</text:p>
          </table:table-cell>
          <table:table-cell table:style-name="ce108" table:formula="of:=IF(RANDBETWEEN(1;10)&lt;5;-1;1)*RANDBETWEEN(1;100)" office:value-type="float" office:value="-45" calcext:value-type="float">
            <text:p>-45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98,53ᴇ(-45)" calcext:value-type="string">
            <text:p>98,53ᴇ(-45)</text:p>
          </table:table-cell>
          <table:table-cell table:style-name="ce158" table:formula="of:=[.B8]*10^[.C8]" office:value-type="float" office:value="9.853E-044" calcext:value-type="float">
            <text:p>9,853E-44</text:p>
          </table:table-cell>
          <table:table-cell table:style-name="ce197" table:formula="of:=RANK([.A8];[.$A$4:.$A$13];0)" office:value-type="float" office:value="7" calcext:value-type="float">
            <text:p>7</text:p>
          </table:table-cell>
          <table:table-cell table:style-name="ce223" table:formula="of:=RANDBETWEEN(1;1000000)" office:value-type="float" office:value="840306" calcext:value-type="float">
            <text:p>840306</text:p>
          </table:table-cell>
          <table:table-cell table:style-name="ce236" table:formula="of:=RANDBETWEEN(1;1000)*10^(-RANDBETWEEN(1;6))" office:value-type="float" office:value="21.6" calcext:value-type="float">
            <text:p>21,6</text:p>
          </table:table-cell>
          <table:table-cell table:style-name="ce246" table:formula="of:=IF(RANDBETWEEN(1;10)&lt;5;-1;1)*RANDBETWEEN(1;100)" office:value-type="float" office:value="70" calcext:value-type="float">
            <text:p>70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21,6ᴇ70" calcext:value-type="string">
            <text:p>21,6ᴇ70</text:p>
          </table:table-cell>
          <table:table-cell table:style-name="ce276" table:formula="of:=[.H8]*10^[.I8]" office:value-type="float" office:value="2.16E+071" calcext:value-type="float">
            <text:p>2,16E+071</text:p>
          </table:table-cell>
          <table:table-cell table:style-name="ce290" table:formula="of:=RANK([.G8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8" table:formula="of:=RANDBETWEEN(1;1000000)" office:value-type="float" office:value="988068" calcext:value-type="float">
            <text:p>988068</text:p>
          </table:table-cell>
          <table:table-cell table:style-name="ce98" table:formula="of:=IF(RANDBETWEEN(1;10)&lt;5;RANDBETWEEN(1;999)*10^(RANDBETWEEN(-2;2));RANDBETWEEN(1;99)+RANDBETWEEN(1;99)*10^-2)" office:value-type="float" office:value="8.3" calcext:value-type="float">
            <text:p>8</text:p>
          </table:table-cell>
          <table:table-cell table:style-name="ce109" table:formula="of:=IF(RANDBETWEEN(1;10)&lt;5;-1;1)*RANDBETWEEN(1;100)" office:value-type="float" office:value="81" calcext:value-type="float">
            <text:p>8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,3ᴇ81" calcext:value-type="string">
            <text:p>8,3ᴇ81</text:p>
          </table:table-cell>
          <table:table-cell table:style-name="ce159" table:formula="of:=[.B9]*10^[.C9]" office:value-type="float" office:value="8.3E+081" calcext:value-type="float">
            <text:p>8,3E+081</text:p>
          </table:table-cell>
          <table:table-cell table:style-name="ce198" table:formula="of:=RANK([.A9];[.$A$4:.$A$13];0)" office:value-type="float" office:value="1" calcext:value-type="float">
            <text:p>1</text:p>
          </table:table-cell>
          <table:table-cell table:style-name="ce224" table:formula="of:=RANDBETWEEN(1;1000000)" office:value-type="float" office:value="591056" calcext:value-type="float">
            <text:p>591056</text:p>
          </table:table-cell>
          <table:table-cell table:style-name="ce236" table:formula="of:=RANDBETWEEN(1;1000)*10^(-RANDBETWEEN(1;6))" office:value-type="float" office:value="0.723" calcext:value-type="float">
            <text:p>0,723</text:p>
          </table:table-cell>
          <table:table-cell table:style-name="ce247" table:formula="of:=IF(RANDBETWEEN(1;10)&lt;5;-1;1)*RANDBETWEEN(1;100)" office:value-type="float" office:value="24" calcext:value-type="float">
            <text:p>24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723ᴇ24" calcext:value-type="string">
            <text:p>0,723ᴇ24</text:p>
          </table:table-cell>
          <table:table-cell table:style-name="ce281" table:formula="of:=[.H9]*10^[.I9]" office:value-type="float" office:value="7.23E+023" calcext:value-type="float">
            <text:p>7,23E+023</text:p>
          </table:table-cell>
          <table:table-cell table:style-name="ce291" table:formula="of:=RANK([.G9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59" table:formula="of:=RANDBETWEEN(1;1000000)" office:value-type="float" office:value="964450" calcext:value-type="float">
            <text:p>964450</text:p>
          </table:table-cell>
          <table:table-cell table:style-name="ce99" table:formula="of:=IF(RANDBETWEEN(1;10)&lt;5;RANDBETWEEN(1;999)*10^(RANDBETWEEN(-2;2));RANDBETWEEN(1;99)+RANDBETWEEN(1;99)*10^-2)" office:value-type="float" office:value="245" calcext:value-type="float">
            <text:p>245</text:p>
          </table:table-cell>
          <table:table-cell table:style-name="ce110" table:formula="of:=IF(RANDBETWEEN(1;10)&lt;5;-1;1)*RANDBETWEEN(1;100)" office:value-type="float" office:value="36" calcext:value-type="float">
            <text:p>36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245ᴇ36" calcext:value-type="string">
            <text:p>245ᴇ36</text:p>
          </table:table-cell>
          <table:table-cell table:style-name="ce160" table:formula="of:=[.B10]*10^[.C10]" office:value-type="float" office:value="2.45E+038" calcext:value-type="float">
            <text:p>2,45E+038</text:p>
          </table:table-cell>
          <table:table-cell table:style-name="ce208" table:formula="of:=RANK([.A10];[.$A$4:.$A$13];0)" office:value-type="float" office:value="2" calcext:value-type="float">
            <text:p>2</text:p>
          </table:table-cell>
          <table:table-cell table:style-name="ce225" table:formula="of:=RANDBETWEEN(1;1000000)" office:value-type="float" office:value="554536" calcext:value-type="float">
            <text:p>554536</text:p>
          </table:table-cell>
          <table:table-cell table:style-name="ce236" table:formula="of:=RANDBETWEEN(1;1000)*10^(-RANDBETWEEN(1;6))" office:value-type="float" office:value="9.47" calcext:value-type="float">
            <text:p>9,47</text:p>
          </table:table-cell>
          <table:table-cell table:style-name="ce248" table:formula="of:=IF(RANDBETWEEN(1;10)&lt;5;-1;1)*RANDBETWEEN(1;100)" office:value-type="float" office:value="62" calcext:value-type="float">
            <text:p>62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9,47ᴇ62" calcext:value-type="string">
            <text:p>9,47ᴇ62</text:p>
          </table:table-cell>
          <table:table-cell table:style-name="ce282" table:formula="of:=[.H10]*10^[.I10]" office:value-type="float" office:value="9.47E+062" calcext:value-type="float">
            <text:p>9,47E+062</text:p>
          </table:table-cell>
          <table:table-cell table:style-name="ce292" table:formula="of:=RANK([.G10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60" table:formula="of:=RANDBETWEEN(1;1000000)" office:value-type="float" office:value="930323" calcext:value-type="float">
            <text:p>930323</text:p>
          </table:table-cell>
          <table:table-cell table:style-name="ce100" table:formula="of:=IF(RANDBETWEEN(1;10)&lt;5;RANDBETWEEN(1;999)*10^(RANDBETWEEN(-2;2));RANDBETWEEN(1;99)+RANDBETWEEN(1;99)*10^-2)" office:value-type="float" office:value="7.69" calcext:value-type="float">
            <text:p>8</text:p>
          </table:table-cell>
          <table:table-cell table:style-name="ce111" table:formula="of:=IF(RANDBETWEEN(1;10)&lt;5;-1;1)*RANDBETWEEN(1;100)" office:value-type="float" office:value="93" calcext:value-type="float">
            <text:p>93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7,69ᴇ93" calcext:value-type="string">
            <text:p>7,69ᴇ93</text:p>
          </table:table-cell>
          <table:table-cell table:style-name="ce161" table:formula="of:=[.B11]*10^[.C11]" office:value-type="float" office:value="7.69E+093" calcext:value-type="float">
            <text:p>7,69E+093</text:p>
          </table:table-cell>
          <table:table-cell table:style-name="ce214" table:formula="of:=RANK([.A11];[.$A$4:.$A$13];0)" office:value-type="float" office:value="3" calcext:value-type="float">
            <text:p>3</text:p>
          </table:table-cell>
          <table:table-cell table:style-name="ce226" table:formula="of:=RANDBETWEEN(1;1000000)" office:value-type="float" office:value="6457" calcext:value-type="float">
            <text:p>6457</text:p>
          </table:table-cell>
          <table:table-cell table:style-name="ce236" table:formula="of:=RANDBETWEEN(1;1000)*10^(-RANDBETWEEN(1;6))" office:value-type="float" office:value="0.3" calcext:value-type="float">
            <text:p>0,3</text:p>
          </table:table-cell>
          <table:table-cell table:style-name="ce253" table:formula="of:=IF(RANDBETWEEN(1;10)&lt;5;-1;1)*RANDBETWEEN(1;100)" office:value-type="float" office:value="100" calcext:value-type="float">
            <text:p>100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3ᴇ100" calcext:value-type="string">
            <text:p>0,3ᴇ100</text:p>
          </table:table-cell>
          <table:table-cell table:style-name="ce283" table:formula="of:=[.H11]*10^[.I11]" office:value-type="float" office:value="3E+099" calcext:value-type="float">
            <text:p>3E+099</text:p>
          </table:table-cell>
          <table:table-cell table:style-name="ce293" table:formula="of:=RANK([.G11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61" table:formula="of:=RANDBETWEEN(1;1000000)" office:value-type="float" office:value="620507" calcext:value-type="float">
            <text:p>620507</text:p>
          </table:table-cell>
          <table:table-cell table:style-name="ce101" table:formula="of:=IF(RANDBETWEEN(1;10)&lt;5;RANDBETWEEN(1;999)*10^(RANDBETWEEN(-2;2));RANDBETWEEN(1;99)+RANDBETWEEN(1;99)*10^-2)" office:value-type="float" office:value="21.05" calcext:value-type="float">
            <text:p>21</text:p>
          </table:table-cell>
          <table:table-cell table:style-name="ce112" table:formula="of:=IF(RANDBETWEEN(1;10)&lt;5;-1;1)*RANDBETWEEN(1;100)" office:value-type="float" office:value="92" calcext:value-type="float">
            <text:p>92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21,05ᴇ92" calcext:value-type="string">
            <text:p>21,05ᴇ92</text:p>
          </table:table-cell>
          <table:table-cell table:style-name="ce165" table:formula="of:=[.B12]*10^[.C12]" office:value-type="float" office:value="2.105E+093" calcext:value-type="float">
            <text:p>2,105E+093</text:p>
          </table:table-cell>
          <table:table-cell table:style-name="ce216" table:formula="of:=RANK([.A12];[.$A$4:.$A$13];0)" office:value-type="float" office:value="4" calcext:value-type="float">
            <text:p>4</text:p>
          </table:table-cell>
          <table:table-cell table:style-name="ce227" table:formula="of:=RANDBETWEEN(1;1000000)" office:value-type="float" office:value="725156" calcext:value-type="float">
            <text:p>725156</text:p>
          </table:table-cell>
          <table:table-cell table:style-name="ce236" table:formula="of:=RANDBETWEEN(1;1000)*10^(-RANDBETWEEN(1;6))" office:value-type="float" office:value="0.024" calcext:value-type="float">
            <text:p>0,024</text:p>
          </table:table-cell>
          <table:table-cell table:style-name="ce254" table:formula="of:=IF(RANDBETWEEN(1;10)&lt;5;-1;1)*RANDBETWEEN(1;100)" office:value-type="float" office:value="25" calcext:value-type="float">
            <text:p>25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24ᴇ25" calcext:value-type="string">
            <text:p>0,024ᴇ25</text:p>
          </table:table-cell>
          <table:table-cell table:style-name="ce284" table:formula="of:=[.H12]*10^[.I12]" office:value-type="float" office:value="2.4E+023" calcext:value-type="float">
            <text:p>2,4E+023</text:p>
          </table:table-cell>
          <table:table-cell table:style-name="ce294" table:formula="of:=RANK([.G12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64" table:formula="of:=RANDBETWEEN(1;1000000)" office:value-type="float" office:value="16175" calcext:value-type="float">
            <text:p>16175</text:p>
          </table:table-cell>
          <table:table-cell table:style-name="ce102" table:formula="of:=IF(RANDBETWEEN(1;10)&lt;5;RANDBETWEEN(1;999)*10^(RANDBETWEEN(-2;2));RANDBETWEEN(1;99)+RANDBETWEEN(1;99)*10^-2)" office:value-type="float" office:value="11.23" calcext:value-type="float">
            <text:p>11</text:p>
          </table:table-cell>
          <table:table-cell table:style-name="ce113" table:formula="of:=IF(RANDBETWEEN(1;10)&lt;5;-1;1)*RANDBETWEEN(1;100)" office:value-type="float" office:value="40" calcext:value-type="float">
            <text:p>40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11,23ᴇ40" calcext:value-type="string">
            <text:p>11,23ᴇ40</text:p>
          </table:table-cell>
          <table:table-cell table:style-name="ce166" table:formula="of:=[.B13]*10^[.C13]" office:value-type="float" office:value="1.123E+041" calcext:value-type="float">
            <text:p>1,123E+041</text:p>
          </table:table-cell>
          <table:table-cell table:style-name="ce217" table:formula="of:=RANK([.A13];[.$A$4:.$A$13];0)" office:value-type="float" office:value="10" calcext:value-type="float">
            <text:p>10</text:p>
          </table:table-cell>
          <table:table-cell table:style-name="ce233" table:formula="of:=RANDBETWEEN(1;1000000)" office:value-type="float" office:value="965233" calcext:value-type="float">
            <text:p>965233</text:p>
          </table:table-cell>
          <table:table-cell table:style-name="ce236" table:formula="of:=RANDBETWEEN(1;1000)*10^(-RANDBETWEEN(1;6))" office:value-type="float" office:value="0.492" calcext:value-type="float">
            <text:p>0,492</text:p>
          </table:table-cell>
          <table:table-cell table:style-name="ce256" table:formula="of:=IF(RANDBETWEEN(1;10)&lt;5;-1;1)*RANDBETWEEN(1;100)" office:value-type="float" office:value="82" calcext:value-type="float">
            <text:p>82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492ᴇ82" calcext:value-type="string">
            <text:p>0,492ᴇ82</text:p>
          </table:table-cell>
          <table:table-cell table:style-name="ce285" table:formula="of:=[.H13]*10^[.I13]" office:value-type="float" office:value="4.92E+081" calcext:value-type="float">
            <text:p>4,92E+081</text:p>
          </table:table-cell>
          <table:table-cell table:style-name="ce295" table:formula="of:=RANK([.G13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5"/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07:49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6T20:08:26.183000000</dc:date>
    <meta:editing-duration>P2DT18H32M46S</meta:editing-duration>
    <meta:editing-cycles>728</meta:editing-cycles>
    <meta:generator>LibreOffice/6.0.6.2$Windows_X86_64 LibreOffice_project/0c292870b25a325b5ed35f6b45599d2ea4458e77</meta:generator>
    <meta:print-date>2018-05-17T16:14:04.496000000</meta:print-date>
    <meta:document-statistic meta:table-count="3" meta:cell-count="260" meta:object-count="9"/>
  </office:meta>
</office:document-meta>
</file>